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s" fo:country="ES"/>
    </style:style>
    <style:style style:name="P2" style:parent-style-name="Normal" style:family="paragraph">
      <style:text-properties fo:language="es" fo:country="ES"/>
    </style:style>
    <style:style style:name="P3" style:parent-style-name="Párrafodelista" style:list-style-name="LFO1" style:family="paragraph">
      <style:text-properties fo:font-weight="bold" style:font-weight-asian="bold" style:text-underline-type="single" style:text-underline-style="solid" style:text-underline-width="auto" style:text-underline-mode="continuous" fo:language="es" fo:country="ES"/>
    </style:style>
    <style:style style:name="P4" style:parent-style-name="Párrafodelista" style:list-style-name="LFO2" style:family="paragraph"/>
    <style:style style:name="T5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6F8FA" style:text-underline-type="none"/>
    </style:style>
    <style:style style:name="P6" style:parent-style-name="Párrafodelista" style:list-style-name="LFO2" style:family="paragraph"/>
    <style:style style:name="T7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FFFFF" style:text-underline-type="none"/>
    </style:style>
    <style:style style:name="T8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FFFFF" style:text-underline-type="none"/>
    </style:style>
    <style:style style:name="P9" style:parent-style-name="Párrafodelista" style:list-style-name="LFO2" style:family="paragraph"/>
    <style:style style:name="T10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FFFFF" style:text-underline-type="none"/>
    </style:style>
    <style:style style:name="T11" style:parent-style-name="Fuentedepárrafopredeter." style:family="text">
      <style:text-properties style:font-name-asian="Times New Roman"/>
    </style:style>
    <style:style style:name="T12" style:parent-style-name="Fuentedepárrafopredeter." style:family="text">
      <style:text-properties style:font-name-asian="Times New Roman"/>
    </style:style>
    <style:style style:name="P13" style:parent-style-name="Párrafodelista" style:list-style-name="LFO2" style:family="paragraph"/>
    <style:style style:name="T14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FFFFF" style:text-underline-type="none"/>
    </style:style>
    <style:style style:name="T15" style:parent-style-name="Fuentedepárrafopredeter." style:family="text">
      <style:text-properties style:font-name-asian="Times New Roman"/>
    </style:style>
    <style:style style:name="T16" style:parent-style-name="Fuentedepárrafopredeter." style:family="text">
      <style:text-properties style:font-name-asian="Times New Roman"/>
    </style:style>
    <style:style style:name="T17" style:parent-style-name="Fuentedepárrafopredeter." style:family="text">
      <style:text-properties style:font-name-asian="Times New Roman"/>
    </style:style>
    <style:style style:name="T18" style:parent-style-name="Fuentedepárrafopredeter." style:family="text">
      <style:text-properties style:font-name-asian="Times New Roman"/>
    </style:style>
    <style:style style:name="P19" style:parent-style-name="Párrafodelista" style:family="paragraph">
      <style:paragraph-properties fo:margin-left="1in">
        <style:tab-stops/>
      </style:paragraph-properties>
      <style:text-properties fo:language="es" fo:country="ES"/>
    </style:style>
    <style:style style:name="P20" style:parent-style-name="Párrafodelista" style:list-style-name="LFO1" style:family="paragraph">
      <style:text-properties fo:font-weight="bold" style:font-weight-asian="bold" style:text-underline-type="single" style:text-underline-style="solid" style:text-underline-width="auto" style:text-underline-mode="continuous" fo:language="es" fo:country="ES"/>
    </style:style>
    <style:style style:name="P21" style:parent-style-name="Párrafodelista" style:list-style-name="LFO3" style:family="paragraph"/>
    <style:style style:name="T22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6F8FA"/>
    </style:style>
    <style:style style:name="P23" style:parent-style-name="Párrafodelista" style:family="paragraph">
      <style:text-properties fo:language="es" fo:country="ES"/>
    </style:style>
    <style:style style:name="P24" style:parent-style-name="Párrafodelista" style:list-style-name="LFO1" style:family="paragraph">
      <style:text-properties fo:font-weight="bold" style:font-weight-asian="bold" style:text-underline-type="single" style:text-underline-style="solid" style:text-underline-width="auto" style:text-underline-mode="continuous" fo:language="es" fo:country="ES"/>
    </style:style>
    <style:style style:name="P25" style:parent-style-name="Párrafodelista" style:list-style-name="LFO4" style:family="paragraph"/>
    <style:style style:name="T26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6F8FA"/>
    </style:style>
    <style:style style:name="T27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6F8FA" style:text-underline-type="none"/>
    </style:style>
    <style:style style:name="P28" style:parent-style-name="Párrafodelista" style:list-style-name="LFO4" style:family="paragraph"/>
    <style:style style:name="T29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FFFFF" style:text-underline-type="none"/>
    </style:style>
    <style:style style:name="T30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FFFFF" style:text-underline-type="none"/>
    </style:style>
    <style:style style:name="P31" style:parent-style-name="Párrafodelista" style:list-style-name="LFO4" style:family="paragraph"/>
    <style:style style:name="T32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FFFFF" style:text-underline-type="none"/>
    </style:style>
    <style:style style:name="T33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FFFFF" style:text-underline-type="none"/>
    </style:style>
    <style:style style:name="P34" style:parent-style-name="Párrafodelista" style:family="paragraph">
      <style:paragraph-properties fo:margin-left="1in">
        <style:tab-stops/>
      </style:paragraph-properties>
      <style:text-properties fo:language="es" fo:country="ES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>Guía de los archivos ipynb</text:p>
      <text:p text:style-name="P2"/>
      <text:list text:style-name="LFO1" text:continue-numbering="true">
        <text:list-item>
          <text:p text:style-name="P3">Convección-Difusión</text:p>
        </text:list-item>
      </text:list>
      <text:list text:style-name="LFO2" text:continue-numbering="true">
        <text:list-item>
          <text:p text:style-name="P4"><text:a office:title="Convection-Diffusion 1D.ipynb" xlink:href="https://github.com/rrgalvan/keller-segel-schemes/blob/master/Diferencias-finitas/Convection-Diffusion%201D.ipynb" office:target-frame-name="_top" xlink:show="replace"><text:span text:style-name="T5">Convection-Diffusion 1D.ipynb</text:span></text:a>. En este caso tomamos una constante como coeficiente de convección. La constante es como un vector con todos los términos iguales</text:p>
        </text:list-item>
        <text:list-item>
          <text:p text:style-name="P6"><text:a office:title="Convection-Diffusion 1D-Caso2.ipynb" xlink:href="https://github.com/rrgalvan/keller-segel-schemes/blob/master/Diferencias-finitas/Convection-Diffusion%201D-Caso2.ipynb" office:target-frame-name="_top" xlink:show="replace"><text:span text:style-name="T7">Convection-Diffu</text:span><text:span text:style-name="T8">sion 1D-Caso2.ipynb</text:span></text:a>. En este caso, tomamos un vector como coeficiente de convección.<text:s/></text:p>
        </text:list-item>
        <text:list-item>
          <text:p text:style-name="P9"><text:a office:title="Convection-Diffusion 1D-Caso2.ipynb" xlink:href="https://github.com/rrgalvan/keller-segel-schemes/blob/master/Diferencias-finitas/Convection-Diffusion%201D-Caso2.ipynb" office:target-frame-name="_top" xlink:show="replace"><text:span text:style-name="T10">Convection-Diffusion 1D-Caso3.ipynb</text:span></text:a>. En este caso tomamos un vector pero con las aproximaciones de la derivada espacial de x. Es decir, el vector estará formado por las aproximaciones de<text:s/><draw:frame draw:style-name="a0" text:anchor-type="as-char" svg:x="0in" svg:y="0in" svg:width="0.14583in" svg:height="0.17708in" style:rel-width="scale" style:rel-height="scale"><draw:object xlink:href="Object 1/" xlink:type="simple" xlink:show="embed" xlink:actuate="onLoad"/></draw:frame><text:span text:style-name="T11">.</text:span><text:span text:style-name="T12"><text:s/>Usaremos en este caso una aproximación progresiva-progresiva.</text:span></text:p>
        </text:list-item>
        <text:list-item>
          <text:p text:style-name="P13"><text:a office:title="Convection-Diffusion 1D-Caso2.ipynb" xlink:href="https://github.com/rrgalvan/keller-segel-schemes/blob/master/Diferencias-finitas/Convection-Diffusion%201D-Caso2.ipynb" office:target-frame-name="_top" xlink:show="replace"><text:span text:style-name="T14">Convection-Diffusion 1D-Caso4.ipynb</text:span></text:a>. En este caso, u<text:span text:style-name="T15">saremos una aproximación</text:span><text:span text:style-name="T16"><text:s/>regresiva para<text:s/></text:span><draw:frame draw:style-name="a1" text:anchor-type="as-char" svg:x="0in" svg:y="0in" svg:width="0.14583in" svg:height="0.17708in" style:rel-width="scale" style:rel-height="scale"><draw:object xlink:href="Object 2/" xlink:type="simple" xlink:show="embed" xlink:actuate="onLoad"/></draw:frame><text:span text:style-name="T17"><text:s/>y progresiva para<text:s/></text:span><draw:frame draw:style-name="a2" text:anchor-type="as-char" svg:x="0in" svg:y="0in" svg:width="0.47917in" svg:height="0.17708in" style:rel-width="scale" style:rel-height="scale"><draw:object xlink:href="Object 3/" xlink:type="simple" xlink:show="embed" xlink:actuate="onLoad"/></draw:frame><text:span text:style-name="T18">.</text:span></text:p>
        </text:list-item>
      </text:list>
      <text:p text:style-name="P19"/>
      <text:list text:style-name="LFO1" text:continue-numbering="true">
        <text:list-item>
          <text:p text:style-name="P20">Reacción-Difusión</text:p>
        </text:list-item>
      </text:list>
      <text:list text:style-name="LFO3" text:continue-numbering="true">
        <text:list-item>
          <text:p text:style-name="P21"><text:a office:title="Reaction-Diffusion 1D.ipynb" xlink:href="https://github.com/rrgalvan/keller-segel-schemes/blob/master/Diferencias-finitas/Reaction-Diffusion%201D.ipynb" office:target-frame-name="_top" xlink:show="replace"><text:span text:style-name="T22">Reaction-Diffusion 1D.ipynb</text:span></text:a></text:p>
        </text:list-item>
      </text:list>
      <text:p text:style-name="P23"/>
      <text:list text:style-name="LFO1" text:continue-numbering="true">
        <text:list-item>
          <text:p text:style-name="P24">Keller-Segel</text:p>
        </text:list-item>
      </text:list>
      <text:list text:style-name="LFO4" text:continue-numbering="true">
        <text:list-item>
          <text:p text:style-name="P25"><text:a office:title="Keller-Segel 1D.ipynb" xlink:href="https://github.com/rrgalvan/keller-segel-schemes/blob/master/Diferencias-finitas/Keller-Segel%201D.ipynb" office:target-frame-name="_top" xlink:show="replace"><text:span text:style-name="T26">Keller-Segel 1D.ipynb</text:span></text:a>. En este caso usamos<text:s/><text:a office:title="Convection-Diffusion 1D.ipynb" xlink:href="https://github.com/rrgalvan/keller-segel-schemes/blob/master/Diferencias-finitas/Convection-Diffusion%201D.ipynb" office:target-frame-name="_top" xlink:show="replace"><text:span text:style-name="T27">Convection-Diffusion 1D.ipynb</text:span></text:a><text:s/>para la parte convectiva.</text:p>
        </text:list-item>
        <text:list-item>
          <text:p text:style-name="P28"><text:a office:title="Keller-Segel 1D-Caso2.ipynb" xlink:href="https://github.com/rrgalvan/keller-segel-schemes/blob/master/Diferencias-finitas/Keller-Segel%201D-Caso2.ipynb" office:target-frame-name="_top" xlink:show="replace"><text:span text:style-name="T29">Keller-Segel 1D-Caso2.ipynb</text:span></text:a>. En este caso<text:s/>usamos<text:s/><text:a office:title="Convection-Diffusion 1D-Caso2.ipynb" xlink:href="https://github.com/rrgalvan/keller-segel-schemes/blob/master/Diferencias-finitas/Convection-Diffusion%201D-Caso2.ipynb" office:target-frame-name="_top" xlink:show="replace"><text:span text:style-name="T30">Convection-Diffusion 1D-Caso2.ipynb</text:span></text:a>.</text:p>
        </text:list-item>
        <text:list-item>
          <text:p text:style-name="P31"><text:a office:title="Keller-Segel 1D-Caso2.ipynb" xlink:href="https://github.com/rrgalvan/keller-segel-schemes/blob/master/Diferencias-finitas/Keller-Segel%201D-Caso2.ipynb" office:target-frame-name="_top" xlink:show="replace"><text:span text:style-name="T32">Keller-Segel 1D-Caso3.ipynb</text:span></text:a>. En este caso usamos<text:s/><text:a office:title="Convection-Diffusion 1D-Caso2.ipynb" xlink:href="https://github.com/rrgalvan/keller-segel-schemes/blob/master/Diferencias-finitas/Convection-Diffusion%201D-Caso2.ipynb" office:target-frame-name="_top" xlink:show="replace"><text:span text:style-name="T33">Convection-Diffusion 1D-Caso3.ipynb</text:span></text:a>.</text:p>
        </text:list-item>
      </text:list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rfc-language-tag="es-ES_tradnl" fo:language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shiba</meta:initial-creator>
    <dc:creator>toshiba</dc:creator>
    <meta:creation-date>2019-05-25T09:18:00Z</meta:creation-date>
    <dc:date>2019-05-25T10:56:00Z</dc:date>
    <meta:template xlink:href="Normal" xlink:type="simple"/>
    <meta:editing-cycles>7</meta:editing-cycles>
    <meta:editing-duration>PT5160S</meta:editing-duration>
    <meta:document-statistic meta:page-count="1" meta:paragraph-count="5" meta:word-count="440" meta:character-count="2858" meta:row-count="20" meta:non-whitespace-character-count="2423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v</mml:mi>
    </mml:mrow>
    <mml:mrow>
      <mml:mi>x</mml:mi>
    </mml:mrow>
  </mml:msub>
</mml:math>
</file>

<file path=Object 2/content.xml><?xml version="1.0" encoding="utf-8"?>
<mml:math xmlns:mml="http://www.w3.org/1998/Math/MathML" xmlns:m="http://schemas.openxmlformats.org/officeDocument/2006/math">
  <mml:msub>
    <mml:mrow>
      <mml:mi>v</mml:mi>
    </mml:mrow>
    <mml:mrow>
      <mml:mi>x</mml:mi>
    </mml:mrow>
  </mml:msub>
</mml:math>
</file>

<file path=Object 3/content.xml><?xml version="1.0" encoding="utf-8"?>
<mml:math xmlns:mml="http://www.w3.org/1998/Math/MathML" xmlns:m="http://schemas.openxmlformats.org/officeDocument/2006/math">
  <mml:msub>
    <mml:mrow>
      <mml:mfenced separators="|">
        <mml:mrow>
          <mml:mi>u</mml:mi>
          <mml:mi> </mml:mi>
          <mml:msub>
            <mml:mrow>
              <mml:mi>v</mml:mi>
            </mml:mrow>
            <mml:mrow>
              <mml:mi>x</mml:mi>
            </mml:mrow>
          </mml:msub>
        </mml:mrow>
      </mml:mfenced>
    </mml:mrow>
    <mml:mrow>
      <mml:mi>x</mml:mi>
    </mml:mrow>
  </mml:msub>
</mml:math>
</file>